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ff" draw:textarea-horizontal-align="center" draw:textarea-vertical-align="middle" draw:shadow="visible"/>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none" draw:textarea-horizontal-align="justify" draw:textarea-vertical-align="middle" draw:auto-grow-height="false"/>
    </style:style>
    <style:style style:name="gr6" style:family="graphic" style:parent-style-name="standard">
      <style:graphic-properties draw:stroke-dash="Fine_20_Dotted" draw:marker-end="Arrow" draw:marker-end-width="0.3cm"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g>
          <draw:g>
            <draw:rect draw:style-name="gr1" draw:text-style-name="P1" draw:layer="layout" svg:width="15.143cm" svg:height="6.277cm" svg:x="3.214cm" svg:y="1.625cm">
              <text:p/>
            </draw:rect>
            <draw:rect draw:style-name="gr2" draw:text-style-name="P1" draw:layer="layout" svg:width="1.914cm" svg:height="0.985cm" svg:x="5.412cm" svg:y="5.877cm">
              <text:p text:style-name="P1">ホスト</text:p>
            </draw:rect>
            <draw:rect draw:style-name="gr2" draw:text-style-name="P1" draw:layer="layout" svg:width="1.914cm" svg:height="0.985cm" svg:x="12.712cm" svg:y="5.878cm">
              <text:p text:style-name="P1">ホスト</text:p>
            </draw:rect>
            <draw:line draw:style-name="gr3" draw:text-style-name="P1" draw:layer="layout" svg:x1="4.284cm" svg:y1="3.933cm" svg:x2="16.359cm" svg:y2="3.848cm">
              <text:p/>
            </draw:line>
            <draw:line draw:style-name="gr4" draw:text-style-name="P1" draw:layer="layout" svg:x1="6.282cm" svg:y1="5.847cm" svg:x2="6.282cm" svg:y2="3.905cm">
              <text:p/>
            </draw:line>
            <draw:line draw:style-name="gr4" draw:text-style-name="P1" draw:layer="layout" svg:x1="13.657cm" svg:y1="5.903cm" svg:x2="13.629cm" svg:y2="3.877cm">
              <text:p/>
            </draw:line>
          </draw:g>
          <draw:custom-shape draw:style-name="gr5" draw:text-style-name="P1" draw:layer="layout" svg:width="2.128cm" svg:height="2cm" svg:x="9.184cm" svg:y="1.76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6" draw:text-style-name="P1" draw:layer="layout" svg:x1="6.417cm" svg:y1="3.227cm" svg:x2="9.245cm" svg:y2="3.227cm">
            <text:p/>
          </draw:line>
          <draw:line draw:style-name="gr7" draw:text-style-name="P1" draw:layer="layout" svg:x1="13.594cm" svg:y1="3.167cm" svg:x2="10.979cm" svg:y2="3.227cm">
            <text:p/>
          </draw:line>
          <draw:frame draw:style-name="gr8" draw:text-style-name="P2" draw:layer="layout" svg:width="6.975cm" svg:height="1.798cm" svg:x="6.57cm" svg:y="4.11cm">
            <draw:text-box>
              <text:p text:style-name="P2"><text:span text:style-name="T1">一つのホストが送信中に</text:span></text:p>
              <text:p text:style-name="P2"><text:span text:style-name="T1">他のホストが送信すると衝突が</text:span></text:p>
              <text:p text:style-name="P2"><text:span text:style-name="T1">発生する範囲 </text:span><text:span text:style-name="T1">= </text:span><text:span text:style-name="T1">衝突ドメイン</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Fine_20_Dotted" draw:display-name="Fine Dotted" draw:style="rect" draw:dots1="1" draw:distance="0.457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linejoin="bevel" draw:fill="solid" draw:fill-color="#99ccff" draw:fill-gradient-name="Gradient_20_7" draw:fill-hatch-name="Hatch_20_9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1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0-11-17T21:33:11.54</meta:creation-date>
    <dc:date>2010-11-18T01:39:23.18</dc:date>
    <meta:editing-duration>PT00H09M12S</meta:editing-duration>
    <meta:editing-cycles>2</meta:editing-cycles>
    <meta:generator>OpenOffice.org/3.2$Win32 OpenOffice.org_project/320m18$Build-9502</meta:generator>
    <meta:document-statistic meta:object-count="12"/>
  </office:meta>
</office:document-meta>
</file>